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Standard">
      <style:text-properties fo:font-weight="bold" officeooo:rsid="00128d96" officeooo:paragraph-rsid="00128d9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8d96" officeooo:paragraph-rsid="00128d9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28d96" officeooo:paragraph-rsid="00128d96" style:font-weight-asian="bold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font-weight="bold" officeooo:rsid="00128d96" officeooo:paragraph-rsid="00128d9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2ac7f" officeooo:paragraph-rsid="00128d9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2ac7f" officeooo:paragraph-rsid="0012ac7f" style:font-weight-asian="bold" style:font-weight-complex="bold"/>
    </style:style>
    <style:style style:name="P7" style:family="paragraph" style:parent-style-name="Standard">
      <style:paragraph-properties fo:line-height="150%" fo:text-align="start" style:justify-single-word="false" style:writing-mode="page">
        <style:tab-stops>
          <style:tab-stop style:position="6.7398in"/>
        </style:tab-stops>
      </style:paragraph-properties>
      <style:text-properties fo:font-weight="bold" officeooo:rsid="00128d96" officeooo:paragraph-rsid="00128d96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M141 – Proposta de projeto</text:p>
      <text:p text:style-name="P2"/>
      <text:p text:style-name="P7">Nome:<text:span text:style-name="T2"> <text:s text:c="4"/><text:tab/></text:span></text:p>
      <text:p text:style-name="P7">Título (provisório):<text:span text:style-name="T1"><text:tab/></text:span></text:p>
      <text:p text:style-name="P7">Palavras-chave:<text:span text:style-name="T1"><text:tab/></text:span></text:p>
      <text:p text:style-name="P7"><text:span text:style-name="T1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">Resumo: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5"/>
          </table:table-cell>
        </table:table-row>
      </table:table>
      <text:p text:style-name="P7"><text:span text:style-name="T1"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">Conceitos matemáticos envolvidos: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7"><text:span text:style-name="T1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">Parte que envolve programação: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8:13:21.060344182</meta:creation-date>
    <dc:date>2016-12-06T18:26:28.524725946</dc:date>
    <meta:editing-duration>PT13M6S</meta:editing-duration>
    <meta:editing-cycles>3</meta:editing-cycles>
    <meta:generator>LibreOffice/5.2.3.3$Linux_X86_64 LibreOffice_project/20m0$Build-3</meta:generator>
    <meta:document-statistic meta:table-count="3" meta:image-count="0" meta:object-count="0" meta:page-count="1" meta:paragraph-count="7" meta:word-count="16" meta:character-count="145" meta:non-whitespace-character-count="127"/>
  </office:meta>
</office:document-meta>
</file>